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22.56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8.5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50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50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font-name="Bitstream Vera Sans Mono" fo:font-size="11pt" style:font-size-asian="11pt" style:font-size-complex="11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5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Bitstream Vera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6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98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ext-properties style:font-name="Bitstream Vera Sans Mono" fo:font-size="11pt" style:font-size-asian="11pt" style:font-size-complex="11pt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1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Bitstream Vera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DejaVu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DejaVu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2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9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number-columns-repeated="1004"/>
        </table:table-row>
        <table:table-row table:style-name="ro1">
          <table:table-cell table:style-name="ce97" office:value-type="float" office:value="156" calcext:value-type="float">
            <text:p>156</text:p>
          </table:table-cell>
          <table:table-cell table:style-name="ce101" office:value-type="string" calcext:value-type="string">
            <text:p>Pionier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60" calcext:value-type="float">
            <text:p>16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 table:style-name="ce10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157" calcext:value-type="float">
            <text:p>157</text:p>
          </table:table-cell>
          <table:table-cell table:style-name="ce101" office:value-type="string" calcext:value-type="string">
            <text:p>Pionier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58" calcext:value-type="float">
            <text:p>158</text:p>
          </table:table-cell>
          <table:table-cell table:style-name="ce101" office:value-type="string" calcext:value-type="string">
            <text:p>Pionier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97" calcext:value-type="float">
            <text:p>97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59" calcext:value-type="float">
            <text:p>159</text:p>
          </table:table-cell>
          <table:table-cell table:style-name="ce101" office:value-type="string" calcext:value-type="string">
            <text:p>Grauerlengebüsch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2" table:style-name="ce10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160" calcext:value-type="float">
            <text:p>160</text:p>
          </table:table-cell>
          <table:table-cell table:style-name="ce101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61" calcext:value-type="float">
            <text:p>161</text:p>
          </table:table-cell>
          <table:table-cell table:style-name="ce101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62" calcext:value-type="float">
            <text:p>162</text:p>
          </table:table-cell>
          <table:table-cell table:style-name="ce101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97" office:value-type="float" office:value="163" calcext:value-type="float">
            <text:p>163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7" office:value-type="float" office:value="164" calcext:value-type="float">
            <text:p>164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65" calcext:value-type="float">
            <text:p>165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45" calcext:value-type="float">
            <text:p>45</text:p>
          </table:table-cell>
          <table:table-cell table:style-name="ce102" office:value-type="float" office:value="135" calcext:value-type="float">
            <text:p>13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66" calcext:value-type="float">
            <text:p>166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8" office:value-type="float" office:value="764" calcext:value-type="float">
            <text:p>764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12" calcext:value-type="float">
            <text:p>1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8" office:value-type="float" office:value="765" calcext:value-type="float">
            <text:p>765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80" calcext:value-type="float">
            <text:p>80</text:p>
          </table:table-cell>
          <table:table-cell table:number-columns-repeated="2" table:style-name="ce105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300" calcext:value-type="float">
            <text:p>30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8" office:value-type="float" office:value="766" calcext:value-type="float">
            <text:p>766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30" calcext:value-type="float">
            <text:p>3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8" office:value-type="float" office:value="767" calcext:value-type="float">
            <text:p>767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string" calcext:value-type="string">
            <text:p>-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300" calcext:value-type="float">
            <text:p>30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98" office:value-type="float" office:value="768" calcext:value-type="float">
            <text:p>768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8" office:value-type="float" office:value="769" calcext:value-type="float">
            <text:p>769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8" office:value-type="float" office:value="770" calcext:value-type="float">
            <text:p>770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2" table:style-name="ce105" office:value-type="float" office:value="70" calcext:value-type="float">
            <text:p>7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8" office:value-type="float" office:value="771" calcext:value-type="float">
            <text:p>771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2" table:style-name="ce105" office:value-type="float" office:value="70" calcext:value-type="float">
            <text:p>7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8" office:value-type="float" office:value="772" calcext:value-type="float">
            <text:p>772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9" calcext:value-type="float">
            <text:p>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6" calcext:value-type="float">
            <text:p>6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" table:style-name="ta1">
        <office:forms form:automatic-focus="false" form:apply-design-mode="false"/>
        <table:table-column table:style-name="co1" table:default-cell-style-name="ce100"/>
        <table:table-column table:style-name="co9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10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style-name="ce96" table:number-columns-repeated="1004"/>
        </table:table-row>
        <table:table-row table:style-name="ro1">
          <table:table-cell table:style-name="ce97" office:value-type="float" office:value="169" calcext:value-type="float">
            <text:p>169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20" calcext:value-type="float">
            <text:p>1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70" calcext:value-type="float">
            <text:p>170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5" calcext:value-type="float">
            <text:p>45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60" calcext:value-type="float">
            <text:p>16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71" calcext:value-type="float">
            <text:p>171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72" calcext:value-type="float">
            <text:p>172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135" calcext:value-type="float">
            <text:p>135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3" calcext:value-type="float">
            <text:p>173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45" calcext:value-type="float">
            <text:p>14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4" calcext:value-type="float">
            <text:p>174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5" calcext:value-type="float">
            <text:p>175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6" calcext:value-type="float">
            <text:p>176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7" calcext:value-type="float">
            <text:p>177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0" calcext:value-type="float">
            <text:p>40</text:p>
          </table:table-cell>
          <table:table-cell table:number-columns-repeated="2"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00" calcext:value-type="float">
            <text:p>3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78" calcext:value-type="float">
            <text:p>178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79" calcext:value-type="float">
            <text:p>179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0" calcext:value-type="float">
            <text:p>180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1" calcext:value-type="float">
            <text:p>181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25" calcext:value-type="float">
            <text:p>125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82" calcext:value-type="float">
            <text:p>182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83" calcext:value-type="float">
            <text:p>183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4" calcext:value-type="float">
            <text:p>184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85" calcext:value-type="float">
            <text:p>8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5" calcext:value-type="float">
            <text:p>185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86" calcext:value-type="float">
            <text:p>186</text:p>
          </table:table-cell>
          <table:table-cell table:style-name="ce102" office:value-type="string" calcext:value-type="string">
            <text:p>Kiefern-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87" calcext:value-type="float">
            <text:p>187</text:p>
          </table:table-cell>
          <table:table-cell table:style-name="ce102" office:value-type="string" calcext:value-type="string">
            <text:p>Kiefern-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88" calcext:value-type="float">
            <text:p>188</text:p>
          </table:table-cell>
          <table:table-cell table:style-name="ce102" office:value-type="string" calcext:value-type="string">
            <text:p>Kiefern-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7" office:value-type="float" office:value="189" calcext:value-type="float">
            <text:p>189</text:p>
          </table:table-cell>
          <table:table-cell table:style-name="ce105" office:value-type="string" calcext:value-type="string">
            <text:p>Grauerlengebüsch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9" calcext:value-type="float">
            <text:p>9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08" office:value-type="float" office:value="190" calcext:value-type="float">
            <text:p>190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75" calcext:value-type="float">
            <text:p>75</text:p>
          </table:table-cell>
          <table:table-cell table:style-name="ce104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160" calcext:value-type="float">
            <text:p>160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8" office:value-type="float" office:value="191" calcext:value-type="float">
            <text:p>191</text:p>
          </table:table-cell>
          <table:table-cell table:style-name="ce105" office:value-type="string" calcext:value-type="string">
            <text:p>Grauerlengebüsch</text:p>
          </table:table-cell>
          <table:table-cell table:style-name="ce105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20" calcext:value-type="float">
            <text:p>120</text:p>
          </table:table-cell>
          <table:table-cell table:style-name="ce105" office:value-type="float" office:value="170" calcext:value-type="float">
            <text:p>170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08" office:value-type="float" office:value="192" calcext:value-type="float">
            <text:p>192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5" calcext:value-type="float">
            <text:p>4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08" office:value-type="float" office:value="193" calcext:value-type="float">
            <text:p>193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5" calcext:value-type="float">
            <text:p>4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08" office:value-type="float" office:value="194" calcext:value-type="float">
            <text:p>194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30" calcext:value-type="float">
            <text:p>3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08" office:value-type="float" office:value="195" calcext:value-type="float">
            <text:p>195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30" calcext:value-type="float">
            <text:p>3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08" office:value-type="float" office:value="196" calcext:value-type="float">
            <text:p>196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08" office:value-type="float" office:value="197" calcext:value-type="float">
            <text:p>197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75" calcext:value-type="float">
            <text:p>75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198" calcext:value-type="float">
            <text:p>198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00" calcext:value-type="float">
            <text:p>3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99" calcext:value-type="float">
            <text:p>199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20" calcext:value-type="float">
            <text:p>3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97" office:value-type="float" office:value="200" calcext:value-type="float">
            <text:p>200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4" office:value-type="string" calcext:value-type="string">
            <text:p>-</text:p>
          </table:table-cell>
          <table:table-cell table:number-columns-repeated="2" table:style-name="ce102" office:value-type="float" office:value="140" calcext:value-type="float">
            <text:p>14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201" calcext:value-type="float">
            <text:p>201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45" calcext:value-type="float">
            <text:p>145</text:p>
          </table:table-cell>
          <table:table-cell table:style-name="ce102" office:value-type="float" office:value="125" calcext:value-type="float">
            <text:p>125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202" calcext:value-type="float">
            <text:p>202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203" calcext:value-type="float">
            <text:p>203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105" calcext:value-type="float">
            <text:p>10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97" office:value-type="float" office:value="204" calcext:value-type="float">
            <text:p>204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35" calcext:value-type="float">
            <text:p>35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205" calcext:value-type="float">
            <text:p>205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206" calcext:value-type="float">
            <text:p>206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115" calcext:value-type="float">
            <text:p>115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207" calcext:value-type="float">
            <text:p>207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8" office:value-type="float" office:value="208" calcext:value-type="float">
            <text:p>208</text:p>
          </table:table-cell>
          <table:table-cell table:style-name="ce113" office:value-type="string" calcext:value-type="string">
            <text:p>Grauerlengebüsch</text:p>
          </table:table-cell>
          <table:table-cell table:style-name="ce118" office:value-type="float" office:value="5" calcext:value-type="float">
            <text:p>5</text:p>
          </table:table-cell>
          <table:table-cell table:style-name="ce113" office:value-type="float" office:value="12" calcext:value-type="float">
            <text:p>12</text:p>
          </table:table-cell>
          <table:table-cell table:style-name="ce105" office:value-type="float" office:value="10" calcext:value-type="float">
            <text:p>10</text:p>
          </table:table-cell>
          <table:table-cell table:style-name="ce118" office:value-type="float" office:value="90" calcext:value-type="float">
            <text:p>9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80" calcext:value-type="float">
            <text:p>8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string" calcext:value-type="string">
            <text:p>-</text:p>
          </table:table-cell>
          <table:table-cell table:style-name="ce113" office:value-type="float" office:value="130" calcext:value-type="float">
            <text:p>130</text:p>
          </table:table-cell>
          <table:table-cell table:style-name="ce113" office:value-type="float" office:value="95" calcext:value-type="float">
            <text:p>95</text:p>
          </table:table-cell>
          <table:table-cell table:style-name="ce118" office:value-type="float" office:value="4" calcext:value-type="float">
            <text:p>4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7" office:value-type="float" office:value="209" calcext:value-type="float">
            <text:p>209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3" table:style-name="ce102" office:value-type="float" office:value="30" calcext:value-type="float">
            <text:p>3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08" office:value-type="float" office:value="210" calcext:value-type="float">
            <text:p>210</text:p>
          </table:table-cell>
          <table:table-cell table:style-name="ce114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0" calcext:value-type="float">
            <text:p>9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14" office:value-type="float" office:value="140" calcext:value-type="float">
            <text:p>140</text:p>
          </table:table-cell>
          <table:table-cell table:style-name="ce114" office:value-type="float" office:value="100" calcext:value-type="float">
            <text:p>100</text:p>
          </table:table-cell>
          <table:table-cell table:style-name="ce10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08" office:value-type="float" office:value="211" calcext:value-type="float">
            <text:p>211</text:p>
          </table:table-cell>
          <table:table-cell table:style-name="ce114" office:value-type="string" calcext:value-type="string">
            <text:p>Grauerl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1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14" office:value-type="float" office:value="70" calcext:value-type="float">
            <text:p>70</text:p>
          </table:table-cell>
          <table:table-cell table:style-name="ce114" office:value-type="float" office:value="130" calcext:value-type="float">
            <text:p>130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09" office:value-type="float" office:value="212" calcext:value-type="float">
            <text:p>212</text:p>
          </table:table-cell>
          <table:table-cell table:style-name="ce115" office:value-type="string" calcext:value-type="string">
            <text:p>Grauerlengebüsch</text:p>
          </table:table-cell>
          <table:table-cell table:style-name="ce119" office:value-type="float" office:value="5" calcext:value-type="float">
            <text:p>5</text:p>
          </table:table-cell>
          <table:table-cell table:style-name="ce115" office:value-type="float" office:value="9" calcext:value-type="float">
            <text:p>9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0" calcext:value-type="float">
            <text:p>150</text:p>
          </table:table-cell>
          <table:table-cell table:style-name="ce119" office:value-type="string" calcext:value-type="string">
            <text:p>-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170" calcext:value-type="float">
            <text:p>170</text:p>
          </table:table-cell>
          <table:table-cell table:style-name="ce119" office:value-type="float" office:value="5" calcext:value-type="float">
            <text:p>5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10" office:value-type="float" office:value="214" calcext:value-type="float">
            <text:p>214</text:p>
          </table:table-cell>
          <table:table-cell table:style-name="ce116" office:value-type="string" calcext:value-type="string">
            <text:p>Grauerlengebüsch</text:p>
          </table:table-cell>
          <table:table-cell table:style-name="ce120" office:value-type="float" office:value="4" calcext:value-type="float">
            <text:p>4</text:p>
          </table:table-cell>
          <table:table-cell table:style-name="ce116" office:value-type="float" office:value="9" calcext:value-type="float">
            <text:p>9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70" calcext:value-type="float">
            <text:p>70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150" calcext:value-type="float">
            <text:p>150</text:p>
          </table:table-cell>
          <table:table-cell table:style-name="ce120"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float" office:value="120" calcext:value-type="float">
            <text:p>120</text:p>
          </table:table-cell>
          <table:table-cell table:style-name="ce120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7" office:value-type="float" office:value="215" calcext:value-type="float">
            <text:p>215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216" calcext:value-type="float">
            <text:p>216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3"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217" calcext:value-type="float">
            <text:p>217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70" calcext:value-type="float">
            <text:p>170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97" office:value-type="float" office:value="218" calcext:value-type="float">
            <text:p>218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97" office:value-type="float" office:value="219" calcext:value-type="float">
            <text:p>219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3"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08" office:value-type="float" office:value="220" calcext:value-type="float">
            <text:p>220</text:p>
          </table:table-cell>
          <table:table-cell table:style-name="ce105" office:value-type="string" calcext:value-type="string">
            <text:p>Erlen-Kiefer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18" calcext:value-type="float">
            <text:p>1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-</text:p>
          </table:table-cell>
          <table:table-cell table:style-name="ce104" office:value-type="float" office:value="3" calcext:value-type="float">
            <text:p>3</text:p>
          </table:table-cell>
          <table:table-cell table:style-name="ce11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08" office:value-type="float" office:value="221" calcext:value-type="float">
            <text:p>221</text:p>
          </table:table-cell>
          <table:table-cell table:style-name="ce114" office:value-type="string" calcext:value-type="string">
            <text:p>Kiefernwald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24" calcext:value-type="float">
            <text:p>2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0" calcext:value-type="float">
            <text:p>9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office:value-type="float" office:value="600" calcext:value-type="float">
            <text:p>600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-</text:p>
          </table:table-cell>
          <table:table-cell table:style-name="ce104" office:value-type="float" office:value="3" calcext:value-type="float">
            <text:p>3</text:p>
          </table:table-cell>
          <table:table-cell table:style-name="ce11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11" office:value-type="float" office:value="775" calcext:value-type="float">
            <text:p>775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50" calcext:value-type="float">
            <text:p>350</text:p>
          </table:table-cell>
          <table:table-cell table:style-name="ce104" office:value-type="string" calcext:value-type="string">
            <text:p>-</text:p>
          </table:table-cell>
          <table:table-cell table:style-name="ce105" office:value-type="float" office:value="110" calcext:value-type="float">
            <text:p>110</text:p>
          </table:table-cell>
          <table:table-cell table:style-name="ce123" office:value-type="float" office:value="110" calcext:value-type="float">
            <text:p>110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12" office:value-type="float" office:value="776" calcext:value-type="float">
            <text:p>776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25" calcext:value-type="float">
            <text:p>25</text:p>
          </table:table-cell>
          <table:table-cell table:style-name="ce123" office:value-type="float" office:value="60" calcext:value-type="float">
            <text:p>60</text:p>
          </table:table-cell>
          <table:table-cell table:style-name="ce124" office:value-type="float" office:value="2" calcext:value-type="float"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12" office:value-type="float" office:value="777" calcext:value-type="float">
            <text:p>777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5" calcext:value-type="float">
            <text:p>45</text:p>
          </table:table-cell>
          <table:table-cell table:style-name="ce123" office:value-type="float" office:value="50" calcext:value-type="float">
            <text:p>50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12" office:value-type="float" office:value="778" calcext:value-type="float">
            <text:p>778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0" calcext:value-type="float">
            <text:p>40</text:p>
          </table:table-cell>
          <table:table-cell table:style-name="ce123" office:value-type="float" office:value="45" calcext:value-type="float">
            <text:p>45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12" office:value-type="float" office:value="779" calcext:value-type="float">
            <text:p>779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80" calcext:value-type="float">
            <text:p>80</text:p>
          </table:table-cell>
          <table:table-cell table:style-name="ce123" office:value-type="float" office:value="80" calcext:value-type="float">
            <text:p>80</text:p>
          </table:table-cell>
          <table:table-cell table:style-name="ce124" office:value-type="float" office:value="3" calcext:value-type="float">
            <text:p>3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12" office:value-type="float" office:value="780" calcext:value-type="float">
            <text:p>780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25" calcext:value-type="float">
            <text:p>2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95" calcext:value-type="float">
            <text:p>95</text:p>
          </table:table-cell>
          <table:table-cell table:style-name="ce123" office:value-type="float" office:value="65" calcext:value-type="float">
            <text:p>65</text:p>
          </table:table-cell>
          <table:table-cell table:style-name="ce124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12" office:value-type="float" office:value="781" calcext:value-type="float">
            <text:p>781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9" calcext:value-type="float">
            <text:p>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50" calcext:value-type="float">
            <text:p>150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23" office:value-type="float" office:value="90" calcext:value-type="float">
            <text:p>90</text:p>
          </table:table-cell>
          <table:table-cell table:style-name="ce124" office:value-type="float" office:value="6" calcext:value-type="float">
            <text:p>6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12" office:value-type="float" office:value="782" calcext:value-type="float">
            <text:p>782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70" calcext:value-type="float">
            <text:p>170</text:p>
          </table:table-cell>
          <table:table-cell table:style-name="ce123" office:value-type="float" office:value="170" calcext:value-type="float">
            <text:p>170</text:p>
          </table:table-cell>
          <table:table-cell table:style-name="ce124" office:value-type="float" office:value="4" calcext:value-type="float">
            <text:p>4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12" office:value-type="float" office:value="783" calcext:value-type="float">
            <text:p>783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60" calcext:value-type="float">
            <text:p>160</text:p>
          </table:table-cell>
          <table:table-cell table:style-name="ce123" office:value-type="float" office:value="130" calcext:value-type="float">
            <text:p>130</text:p>
          </table:table-cell>
          <table:table-cell table:style-name="ce124" office:value-type="float" office:value="4" calcext:value-type="float">
            <text:p>4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12" office:value-type="float" office:value="784" calcext:value-type="float">
            <text:p>784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9" calcext:value-type="float">
            <text:p>9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60" calcext:value-type="float">
            <text:p>60</text:p>
          </table:table-cell>
          <table:table-cell table:style-name="ce123" office:value-type="float" office:value="120" calcext:value-type="float">
            <text:p>120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12" office:value-type="float" office:value="785" calcext:value-type="float">
            <text:p>785</text:p>
          </table:table-cell>
          <table:table-cell table:style-name="ce105" office:value-type="string" calcext:value-type="string">
            <text:p>Pionier</text:p>
          </table:table-cell>
          <table:table-cell table:style-name="ce104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30" calcext:value-type="float">
            <text:p>30</text:p>
          </table:table-cell>
          <table:table-cell table:style-name="ce123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12" office:value-type="float" office:value="786" calcext:value-type="float">
            <text:p>786</text:p>
          </table:table-cell>
          <table:table-cell table:style-name="ce105" office:value-type="string" calcext:value-type="string">
            <text:p>Pionier</text:p>
          </table:table-cell>
          <table:table-cell table:style-name="ce121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12" office:value-type="float" office:value="787" calcext:value-type="float">
            <text:p>787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12" office:value-type="float" office:value="788" calcext:value-type="float">
            <text:p>788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12" office:value-type="float" office:value="789" calcext:value-type="float">
            <text:p>789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12" office:value-type="float" office:value="790" calcext:value-type="float">
            <text:p>790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12" office:value-type="float" office:value="791" calcext:value-type="float">
            <text:p>791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400" calcext:value-type="float">
            <text:p>4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12" office:value-type="float" office:value="792" calcext:value-type="float">
            <text:p>792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number-columns-repeated="2" table:style-name="ce105" office:value-type="float" office:value="60" calcext:value-type="float">
            <text:p>6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12" office:value-type="float" office:value="793" calcext:value-type="float">
            <text:p>793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5" calcext:value-type="float">
            <text:p>5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12" office:value-type="float" office:value="794" calcext:value-type="float">
            <text:p>794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10" calcext:value-type="float">
            <text:p>11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12" office:value-type="float" office:value="795" calcext:value-type="float">
            <text:p>795</text:p>
          </table:table-cell>
          <table:table-cell table:style-name="ce105" office:value-type="string" calcext:value-type="string">
            <text:p>Erlen-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70" calcext:value-type="float">
            <text:p>170</text:p>
          </table:table-cell>
          <table:table-cell table:style-name="ce105" office:value-type="float" office:value="120" calcext:value-type="float">
            <text:p>120</text:p>
          </table:table-cell>
          <table:table-cell table:style-name="ce105" office:value-type="float" office:value="5" calcext:value-type="float">
            <text:p>5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12" office:value-type="float" office:value="796" calcext:value-type="float">
            <text:p>796</text:p>
          </table:table-cell>
          <table:table-cell table:style-name="ce105" office:value-type="string" calcext:value-type="string">
            <text:p>Grauerlengebüsch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7" calcext:value-type="float">
            <text:p>7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300" calcext:value-type="float">
            <text:p>3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30" calcext:value-type="float">
            <text:p>13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" calcext:value-type="float">
            <text:p>4</text:p>
          </table:table-cell>
          <table:table-cell table:style-name="ce122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9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style-name="ce96" table:number-columns-repeated="1004"/>
        </table:table-row>
        <table:table-row table:style-name="ro1">
          <table:table-cell table:style-name="ce125" office:value-type="float" office:value="227" calcext:value-type="float">
            <text:p>227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5" calcext:value-type="float">
            <text:p>4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80" calcext:value-type="float">
            <text:p>28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28" calcext:value-type="float">
            <text:p>228</text:p>
          </table:table-cell>
          <table:table-cell table:style-name="ce127" office:value-type="string" calcext:value-type="string">
            <text:p>Pionier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30" calcext:value-type="float">
            <text:p>30</text:p>
          </table:table-cell>
          <table:table-cell table:number-columns-repeated="2" table:style-name="ce129" office:value-type="float" office:value="5" calcext:value-type="float">
            <text:p>5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29" calcext:value-type="float">
            <text:p>229</text:p>
          </table:table-cell>
          <table:table-cell table:style-name="ce127" office:value-type="string" calcext:value-type="string">
            <text:p>Pionier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30" calcext:value-type="float">
            <text:p>230</text:p>
          </table:table-cell>
          <table:table-cell table:style-name="ce127" office:value-type="string" calcext:value-type="string">
            <text:p>Pionier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30" calcext:value-type="float">
            <text:p>3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31" calcext:value-type="float">
            <text:p>231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60" calcext:value-type="float">
            <text:p>160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32" calcext:value-type="float">
            <text:p>232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5" calcext:value-type="float">
            <text:p>65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33" calcext:value-type="float">
            <text:p>233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100" calcext:value-type="float">
            <text:p>10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34" calcext:value-type="float">
            <text:p>234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50" calcext:value-type="float">
            <text:p>3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45" calcext:value-type="float">
            <text:p>145</text:p>
          </table:table-cell>
          <table:table-cell table:style-name="ce132" office:value-type="float" office:value="100" calcext:value-type="float">
            <text:p>100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35" calcext:value-type="float">
            <text:p>235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65" calcext:value-type="float">
            <text:p>65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36" calcext:value-type="float">
            <text:p>236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20" calcext:value-type="float">
            <text:p>12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37" calcext:value-type="float">
            <text:p>237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50" calcext:value-type="float">
            <text:p>3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00" calcext:value-type="float">
            <text:p>10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38" calcext:value-type="float">
            <text:p>238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70" calcext:value-type="float">
            <text:p>17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39" calcext:value-type="float">
            <text:p>239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90" calcext:value-type="float">
            <text:p>19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0" calcext:value-type="float">
            <text:p>240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number-columns-repeated="2" table:style-name="ce129" office:value-type="string" calcext:value-type="string">
            <text:p>-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1" calcext:value-type="float">
            <text:p>241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20" calcext:value-type="float">
            <text:p>12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2" calcext:value-type="float">
            <text:p>242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10" calcext:value-type="float">
            <text:p>11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10" calcext:value-type="float">
            <text:p>11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3" calcext:value-type="float">
            <text:p>243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20" calcext:value-type="float">
            <text:p>12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4" calcext:value-type="float">
            <text:p>244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5" calcext:value-type="float">
            <text:p>245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20" calcext:value-type="float">
            <text:p>22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6" calcext:value-type="float">
            <text:p>246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float" office:value="150" calcext:value-type="float">
            <text:p>150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47" calcext:value-type="float">
            <text:p>247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70" calcext:value-type="float">
            <text:p>170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48" calcext:value-type="float">
            <text:p>248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70" calcext:value-type="float">
            <text:p>170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49" calcext:value-type="float">
            <text:p>249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50" calcext:value-type="float">
            <text:p>250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51" calcext:value-type="float">
            <text:p>251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52" calcext:value-type="float">
            <text:p>252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30" calcext:value-type="float">
            <text:p>13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53" calcext:value-type="float">
            <text:p>253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160" calcext:value-type="float">
            <text:p>160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25" office:value-type="float" office:value="254" calcext:value-type="float">
            <text:p>254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170" calcext:value-type="float">
            <text:p>17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5" office:value-type="float" office:value="255" calcext:value-type="float">
            <text:p>255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20" calcext:value-type="float">
            <text:p>32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190" calcext:value-type="float">
            <text:p>19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5" office:value-type="float" office:value="256" calcext:value-type="float">
            <text:p>256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5" office:value-type="float" office:value="257" calcext:value-type="float">
            <text:p>257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50" calcext:value-type="float">
            <text:p>15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58" calcext:value-type="float">
            <text:p>258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59" calcext:value-type="float">
            <text:p>259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0" calcext:value-type="float">
            <text:p>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60" calcext:value-type="float">
            <text:p>260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30" calcext:value-type="float">
            <text:p>1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1" calcext:value-type="float">
            <text:p>261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2" calcext:value-type="float">
            <text:p>262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00" calcext:value-type="float">
            <text:p>20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240" calcext:value-type="float">
            <text:p>24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263" calcext:value-type="float">
            <text:p>263</text:p>
          </table:table-cell>
          <table:table-cell table:style-name="ce102" office:value-type="string" calcext:value-type="string">
            <text:p>Erlen-Weidengebüsch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0" calcext:value-type="float">
            <text:p>1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130" calcext:value-type="float">
            <text:p>130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264" calcext:value-type="float">
            <text:p>264</text:p>
          </table:table-cell>
          <table:table-cell table:style-name="ce102" office:value-type="string" calcext:value-type="string">
            <text:p>Erlen-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50" calcext:value-type="float">
            <text:p>5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5" calcext:value-type="float">
            <text:p>265</text:p>
          </table:table-cell>
          <table:table-cell table:style-name="ce102" office:value-type="string" calcext:value-type="string">
            <text:p>Erlen-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210" calcext:value-type="float">
            <text:p>21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6" calcext:value-type="float">
            <text:p>266</text:p>
          </table:table-cell>
          <table:table-cell table:style-name="ce79" office:value-type="string" calcext:value-type="string">
            <text:p>Pionier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20" calcext:value-type="float">
            <text:p>20</text:p>
          </table:table-cell>
          <table:table-cell table:style-name="ce133" office:value-type="string" calcext:value-type="string">
            <text:p>-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67" calcext:value-type="float">
            <text:p>267</text:p>
          </table:table-cell>
          <table:table-cell table:style-name="ce79" office:value-type="string" calcext:value-type="string">
            <text:p>Pionier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68" calcext:value-type="float">
            <text:p>268</text:p>
          </table:table-cell>
          <table:table-cell table:style-name="ce79" office:value-type="string" calcext:value-type="string">
            <text:p>Kiefernwald</text:p>
          </table:table-cell>
          <table:table-cell table:style-name="ce129" office:value-type="float" office:value="5" calcext:value-type="float">
            <text:p>5</text:p>
          </table:table-cell>
          <table:table-cell table:style-name="ce133" office:value-type="float" office:value="27" calcext:value-type="float">
            <text:p>27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90" calcext:value-type="float">
            <text:p>90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600" calcext:value-type="float">
            <text:p>600</text:p>
          </table:table-cell>
          <table:table-cell table:style-name="ce129" office:value-type="float" office:value="100" calcext:value-type="float">
            <text:p>100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6" calcext:value-type="float">
            <text:p>6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7" calcext:value-type="float">
            <text:p>67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2"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40" calcext:value-type="float">
            <text:p>40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5" calcext:value-type="float">
            <text:p>35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79" office:value-type="string" calcext:value-type="string">
            <text:p>Weidengebüsch</text:p>
          </table:table-cell>
          <table:table-cell table:style-name="ce130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90" calcext:value-type="float">
            <text:p>9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79" office:value-type="string" calcext:value-type="string">
            <text:p>Weidengebüsch</text:p>
          </table:table-cell>
          <table:table-cell table:style-name="ce130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20" calcext:value-type="float">
            <text:p>12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79" office:value-type="string" calcext:value-type="string">
            <text:p>Weidengebüsch</text:p>
          </table:table-cell>
          <table:table-cell table:style-name="ce130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00" calcext:value-type="float">
            <text:p>10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10" calcext:value-type="float">
            <text:p>11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5" calcext:value-type="float">
            <text:p>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50" calcext:value-type="float">
            <text:p>35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60" calcext:value-type="float">
            <text:p>16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50" calcext:value-type="float">
            <text:p>35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15" calcext:value-type="float">
            <text:p>15</text:p>
          </table:table-cell>
          <table:table-cell table:style-name="ce139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20" calcext:value-type="float">
            <text:p>12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30" calcext:value-type="float">
            <text:p>13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00" calcext:value-type="float">
            <text:p>4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00" calcext:value-type="float">
            <text:p>4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30" calcext:value-type="float">
            <text:p>13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55" calcext:value-type="float">
            <text:p>55</text:p>
          </table:table-cell>
          <table:table-cell table:style-name="ce137" office:value-type="float" office:value="30" calcext:value-type="float">
            <text:p>30</text:p>
          </table:table-cell>
          <table:table-cell table:number-columns-repeated="2" table:style-name="ce137" office:value-type="float" office:value="10" calcext:value-type="float">
            <text:p>10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250" calcext:value-type="float">
            <text:p>25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5" calcext:value-type="float">
            <text:p>45</text:p>
          </table:table-cell>
          <table:table-cell table:style-name="ce137" office:value-type="float" office:value="35" calcext:value-type="float">
            <text:p>3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180" calcext:value-type="float">
            <text:p>180</text:p>
          </table:table-cell>
          <table:table-cell table:style-name="ce137" office:value-type="float" office:value="130" calcext:value-type="float">
            <text:p>13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7" calcext:value-type="float">
            <text:p>7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50" calcext:value-type="float">
            <text:p>50</text:p>
          </table:table-cell>
          <table:table-cell table:number-columns-repeated="2" table:style-name="ce137" office:value-type="float" office:value="20" calcext:value-type="float">
            <text:p>2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55" calcext:value-type="float">
            <text:p>155</text:p>
          </table:table-cell>
          <table:table-cell table:style-name="ce137" office:value-type="float" office:value="70" calcext:value-type="float">
            <text:p>7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7" calcext:value-type="float">
            <text:p>7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50" calcext:value-type="float">
            <text:p>50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150" calcext:value-type="float">
            <text:p>150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79" office:value-type="string" calcext:value-type="string">
            <text:p>Pionier</text:p>
          </table:table-cell>
          <table:table-cell table:style-name="ce131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0" office:value-type="float" office:value="60" calcext:value-type="float">
            <text:p>60</text:p>
          </table:table-cell>
          <table:table-cell table:number-columns-repeated="2" table:style-name="ce130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9" calcext:value-type="float">
            <text:p>9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1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30" office:value-type="float" office:value="25" calcext:value-type="float">
            <text:p>25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9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style-name="ce96" table:number-columns-repeated="1004"/>
        </table:table-row>
        <table:table-row table:style-name="ro1">
          <table:table-cell table:style-name="ce125" office:value-type="float" office:value="271" calcext:value-type="float">
            <text:p>271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72" calcext:value-type="float">
            <text:p>272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2" table:style-name="ce141" office:value-type="float" office:value="40" calcext:value-type="float">
            <text:p>4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273" calcext:value-type="float">
            <text:p>273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number-columns-repeated="2" table:style-name="ce141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74" calcext:value-type="float">
            <text:p>274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75" calcext:value-type="float">
            <text:p>275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76" calcext:value-type="float">
            <text:p>276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77" calcext:value-type="float">
            <text:p>277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78" calcext:value-type="float">
            <text:p>278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50" calcext:value-type="float">
            <text:p>15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79" calcext:value-type="float">
            <text:p>279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80" calcext:value-type="float">
            <text:p>280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45" calcext:value-type="float">
            <text:p>4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81" calcext:value-type="float">
            <text:p>281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41" office:value-type="float" office:value="40" calcext:value-type="float">
            <text:p>4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82" calcext:value-type="float">
            <text:p>282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20" calcext:value-type="float">
            <text:p>220</text:p>
          </table:table-cell>
          <table:table-cell table:style-name="ce141" office:value-type="float" office:value="700" calcext:value-type="float">
            <text:p>7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83" calcext:value-type="float">
            <text:p>283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84" calcext:value-type="float">
            <text:p>284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85" calcext:value-type="float">
            <text:p>285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86" calcext:value-type="float">
            <text:p>286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87" calcext:value-type="float">
            <text:p>287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88" calcext:value-type="float">
            <text:p>288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89" calcext:value-type="float">
            <text:p>289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70" calcext:value-type="float">
            <text:p>17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25" office:value-type="float" office:value="290" calcext:value-type="float">
            <text:p>290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91" calcext:value-type="float">
            <text:p>291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92" calcext:value-type="float">
            <text:p>292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70" calcext:value-type="float">
            <text:p>170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25" office:value-type="float" office:value="293" calcext:value-type="float">
            <text:p>293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number-columns-repeated="2" table:style-name="ce141" office:value-type="float" office:value="110" calcext:value-type="float">
            <text:p>11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94" calcext:value-type="float">
            <text:p>294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95" calcext:value-type="float">
            <text:p>295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96" calcext:value-type="float">
            <text:p>296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97" calcext:value-type="float">
            <text:p>297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-</text:p>
          </table:table-cell>
          <table:table-cell table:number-columns-repeated="2" table:style-name="ce141" office:value-type="float" office:value="70" calcext:value-type="float">
            <text:p>7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98" calcext:value-type="float">
            <text:p>298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99" calcext:value-type="float">
            <text:p>299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300" calcext:value-type="float">
            <text:p>300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1" calcext:value-type="float">
            <text:p>301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2" calcext:value-type="float">
            <text:p>302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3" calcext:value-type="float">
            <text:p>303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304" calcext:value-type="float">
            <text:p>304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5" calcext:value-type="float">
            <text:p>305</text:p>
          </table:table-cell>
          <table:table-cell table:style-name="ce145" office:value-type="string" calcext:value-type="string">
            <text:p>Kiefernwald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30" calcext:value-type="float">
            <text:p>30</text:p>
          </table:table-cell>
          <table:table-cell table:number-columns-repeated="2" table:style-name="ce141" office:value-type="float" office:value="60" calcext:value-type="float">
            <text:p>6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float" office:value="700" calcext:value-type="float">
            <text:p>700</text:p>
          </table:table-cell>
          <table:table-cell table:style-name="ce141" office:value-type="float" office:value="240" calcext:value-type="float">
            <text:p>24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25" office:value-type="float" office:value="306" calcext:value-type="float">
            <text:p>306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30" calcext:value-type="float">
            <text:p>3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220" calcext:value-type="float">
            <text:p>220</text:p>
          </table:table-cell>
          <table:table-cell table:style-name="ce129" office:value-type="float" office:value="190" calcext:value-type="float">
            <text:p>19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25" office:value-type="float" office:value="307" calcext:value-type="float">
            <text:p>307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550" calcext:value-type="float">
            <text:p>550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60" calcext:value-type="float">
            <text:p>60</text:p>
          </table:table-cell>
          <table:table-cell table:style-name="ce132" office:value-type="float" office:value="3" calcext:value-type="float">
            <text:p>3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125" office:value-type="float" office:value="308" calcext:value-type="float">
            <text:p>308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700" calcext:value-type="float">
            <text:p>700</text:p>
          </table:table-cell>
          <table:table-cell table:number-columns-repeated="2" table:style-name="ce129" office:value-type="float" office:value="100" calcext:value-type="float">
            <text:p>100</text:p>
          </table:table-cell>
          <table:table-cell table:style-name="ce132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25" office:value-type="float" office:value="309" calcext:value-type="float">
            <text:p>309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float" office:value="90" calcext:value-type="float">
            <text:p>9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25" office:value-type="float" office:value="310" calcext:value-type="float">
            <text:p>310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70" calcext:value-type="float">
            <text:p>70</text:p>
          </table:table-cell>
          <table:table-cell table:number-columns-repeated="2"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30" calcext:value-type="float">
            <text:p>130</text:p>
          </table:table-cell>
          <table:table-cell table:style-name="ce132" office:value-type="float" office:value="5" calcext:value-type="float">
            <text:p>5</text:p>
          </table:table-cell>
          <table:table-cell table:style-name="ce129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25" office:value-type="float" office:value="311" calcext:value-type="float">
            <text:p>311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70" calcext:value-type="float">
            <text:p>70</text:p>
          </table:table-cell>
          <table:table-cell table:number-columns-repeated="2"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600" calcext:value-type="float">
            <text:p>600</text:p>
          </table:table-cell>
          <table:table-cell table:number-columns-repeated="2" table:style-name="ce129" office:value-type="float" office:value="120" calcext:value-type="float">
            <text:p>12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25" office:value-type="float" office:value="312" calcext:value-type="float">
            <text:p>312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5" calcext:value-type="float">
            <text:p>8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00" calcext:value-type="float">
            <text:p>10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125" office:value-type="float" office:value="313" calcext:value-type="float">
            <text:p>313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5" calcext:value-type="float">
            <text:p>8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60" calcext:value-type="float">
            <text:p>16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314" calcext:value-type="float">
            <text:p>314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5" calcext:value-type="float">
            <text:p>8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0" calcext:value-type="float">
            <text:p>80</text:p>
          </table:table-cell>
          <table:table-cell table:style-name="ce150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130" calcext:value-type="float">
            <text:p>13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315" calcext:value-type="float">
            <text:p>315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240" calcext:value-type="float">
            <text:p>240</text:p>
          </table:table-cell>
          <table:table-cell table:style-name="ce129" office:value-type="float" office:value="160" calcext:value-type="float">
            <text:p>16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316" calcext:value-type="float">
            <text:p>316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30" calcext:value-type="float">
            <text:p>130</text:p>
          </table:table-cell>
          <table:table-cell table:style-name="ce133" office:value-type="float" office:value="6" calcext:value-type="float">
            <text:p>6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317" calcext:value-type="float">
            <text:p>317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0" calcext:value-type="float">
            <text:p>90</text:p>
          </table:table-cell>
          <table:table-cell table:style-name="ce150" office:value-type="float" office:value="30" calcext:value-type="float">
            <text:p>3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25" office:value-type="float" office:value="318" calcext:value-type="float">
            <text:p>318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25" office:value-type="float" office:value="319" calcext:value-type="float">
            <text:p>319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25" office:value-type="float" office:value="320" calcext:value-type="float">
            <text:p>320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25" office:value-type="float" office:value="321" calcext:value-type="float">
            <text:p>321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0" calcext:value-type="float">
            <text:p>80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string" calcext:value-type="string">
            <text:p>-</text:p>
          </table:table-cell>
          <table:table-cell table:number-columns-repeated="2" table:style-name="ce129" office:value-type="float" office:value="120" calcext:value-type="float">
            <text:p>12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25" office:value-type="float" office:value="322" calcext:value-type="float">
            <text:p>322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0" calcext:value-type="float">
            <text:p>80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25" office:value-type="float" office:value="323" calcext:value-type="float">
            <text:p>323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25" office:value-type="float" office:value="324" calcext:value-type="float">
            <text:p>324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50" calcext:value-type="float">
            <text:p>25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220" calcext:value-type="float">
            <text:p>22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25" office:value-type="float" office:value="325" calcext:value-type="float">
            <text:p>325</text:p>
          </table:table-cell>
          <table:table-cell table:style-name="ce127" office:value-type="string" calcext:value-type="string">
            <text:p><text:span text:style-name="T3">Erlen</text:span><text:span text:style-name="T4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42" office:value-type="float" office:value="326" calcext:value-type="float">
            <text:p>326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190" calcext:value-type="float">
            <text:p>19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2" office:value-type="float" office:value="327" calcext:value-type="float">
            <text:p>327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2" office:value-type="float" office:value="328" calcext:value-type="float">
            <text:p>328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80" calcext:value-type="float">
            <text:p>180</text:p>
          </table:table-cell>
          <table:table-cell table:style-name="ce148" office:value-type="float" office:value="120" calcext:value-type="float">
            <text:p>12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329" calcext:value-type="float">
            <text:p>329</text:p>
          </table:table-cell>
          <table:table-cell table:style-name="ce127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" calcext:value-type="float">
            <text:p>13</text:p>
          </table:table-cell>
          <table:table-cell table:style-name="ce129" office:value-type="float" office:value="5" calcext:value-type="float">
            <text:p>5</text:p>
          </table:table-cell>
          <table:table-cell table:style-name="ce141" office:value-type="float" office:value="95" calcext:value-type="float">
            <text:p>95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style-name="ce15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2" office:value-type="float" office:value="330" calcext:value-type="float">
            <text:p>330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50" calcext:value-type="float">
            <text:p>5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2" office:value-type="float" office:value="331" calcext:value-type="float">
            <text:p>331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20" calcext:value-type="float">
            <text:p>2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3" office:value-type="float" office:value="851" calcext:value-type="float">
            <text:p>85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90" calcext:value-type="float">
            <text:p>9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52" calcext:value-type="float">
            <text:p>852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8" calcext:value-type="float">
            <text:p>8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3" office:value-type="float" office:value="853" calcext:value-type="float">
            <text:p>853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7" office:value-type="float" office:value="160" calcext:value-type="float">
            <text:p>16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4" office:value-type="float" office:value="854" calcext:value-type="float">
            <text:p>854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7" calcext:value-type="float">
            <text:p>7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95" calcext:value-type="float">
            <text:p>95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43" office:value-type="float" office:value="855" calcext:value-type="float">
            <text:p>855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7" calcext:value-type="float">
            <text:p>7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6" calcext:value-type="float">
            <text:p>66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4" office:value-type="float" office:value="856" calcext:value-type="float">
            <text:p>856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3" office:value-type="float" office:value="857" calcext:value-type="float">
            <text:p>857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float" office:value="70" calcext:value-type="float">
            <text:p>70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4" office:value-type="float" office:value="858" calcext:value-type="float">
            <text:p>858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2" table:style-name="ce131" office:value-type="float" office:value="5" calcext:value-type="float">
            <text:p>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3" office:value-type="float" office:value="859" calcext:value-type="float">
            <text:p>859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2" table:style-name="ce131" office:value-type="float" office:value="5" calcext:value-type="float">
            <text:p>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60" calcext:value-type="float">
            <text:p>6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4" office:value-type="float" office:value="860" calcext:value-type="float">
            <text:p>860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70" calcext:value-type="float">
            <text:p>7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3" office:value-type="float" office:value="861" calcext:value-type="float">
            <text:p>86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62" calcext:value-type="float">
            <text:p>862</text:p>
          </table:table-cell>
          <table:table-cell table:style-name="ce147" office:value-type="string" calcext:value-type="string">
            <text:p>Pionier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4" office:value-type="float" office:value="864" calcext:value-type="float">
            <text:p>864</text:p>
          </table:table-cell>
          <table:table-cell table:style-name="ce147" office:value-type="string" calcext:value-type="string">
            <text:p>Pionier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44" office:value-type="float" office:value="866" calcext:value-type="float">
            <text:p>866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3" office:value-type="float" office:value="867" calcext:value-type="float">
            <text:p>867</text:p>
          </table:table-cell>
          <table:table-cell table:style-name="ce147" office:value-type="string" calcext:value-type="string">
            <text:p>Pionier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68" calcext:value-type="float">
            <text:p>868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37" office:value-type="float" office:value="100" calcext:value-type="float">
            <text:p>10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3" office:value-type="float" office:value="869" calcext:value-type="float">
            <text:p>869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4" office:value-type="float" office:value="870" calcext:value-type="float">
            <text:p>870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3" office:value-type="float" office:value="871" calcext:value-type="float">
            <text:p>87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72" calcext:value-type="float">
            <text:p>872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120" calcext:value-type="float">
            <text:p>120</text:p>
          </table:table-cell>
          <table:table-cell table:style-name="ce131" office:value-type="float" office:value="110" calcext:value-type="float">
            <text:p>110</text:p>
          </table:table-cell>
          <table:table-cell table:style-name="ce131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3" office:value-type="float" office:value="873" calcext:value-type="float">
            <text:p>873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74" calcext:value-type="float">
            <text:p>874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3" office:value-type="float" office:value="875" calcext:value-type="float">
            <text:p>875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76" calcext:value-type="float">
            <text:p>876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3" office:value-type="float" office:value="877" calcext:value-type="float">
            <text:p>877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78" calcext:value-type="float">
            <text:p>878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3" office:value-type="float" office:value="879" calcext:value-type="float">
            <text:p>879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180" calcext:value-type="float">
            <text:p>18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4" office:value-type="float" office:value="880" calcext:value-type="float">
            <text:p>880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170" calcext:value-type="float">
            <text:p>170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43" office:value-type="float" office:value="881" calcext:value-type="float">
            <text:p>881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65" calcext:value-type="float">
            <text:p>6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250" calcext:value-type="float">
            <text:p>250</text:p>
          </table:table-cell>
          <table:table-cell table:style-name="ce130" office:value-type="float" office:value="160" calcext:value-type="float">
            <text:p>16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4" office:value-type="float" office:value="882" calcext:value-type="float">
            <text:p>882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6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180" calcext:value-type="float">
            <text:p>18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3" office:value-type="float" office:value="883" calcext:value-type="float">
            <text:p>883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6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160" calcext:value-type="float">
            <text:p>160</text:p>
          </table:table-cell>
          <table:table-cell table:style-name="ce136" office:value-type="float" office:value="120" calcext:value-type="float">
            <text:p>12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4" office:value-type="float" office:value="884" calcext:value-type="float">
            <text:p>884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85" calcext:value-type="float">
            <text:p>85</text:p>
          </table:table-cell>
          <table:table-cell table:number-columns-repeated="3" table:style-name="ce136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43" office:value-type="float" office:value="885" calcext:value-type="float">
            <text:p>885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85" calcext:value-type="float">
            <text:p>85</text:p>
          </table:table-cell>
          <table:table-cell table:number-columns-repeated="3" table:style-name="ce136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4" office:value-type="float" office:value="886" calcext:value-type="float">
            <text:p>886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number-columns-repeated="3" table:style-name="ce148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3" office:value-type="float" office:value="887" calcext:value-type="float">
            <text:p>887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number-columns-repeated="3" table:style-name="ce148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130" calcext:value-type="float">
            <text:p>13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4" office:value-type="float" office:value="888" calcext:value-type="float">
            <text:p>888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number-columns-repeated="3" table:style-name="ce148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130" calcext:value-type="float">
            <text:p>13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3" office:value-type="float" office:value="889" calcext:value-type="float">
            <text:p>889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140" calcext:value-type="float">
            <text:p>14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44" office:value-type="float" office:value="890" calcext:value-type="float">
            <text:p>890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230" calcext:value-type="float">
            <text:p>230</text:p>
          </table:table-cell>
          <table:table-cell table:style-name="ce148" office:value-type="float" office:value="130" calcext:value-type="float">
            <text:p>13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43" office:value-type="float" office:value="891" calcext:value-type="float">
            <text:p>891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225" calcext:value-type="float">
            <text:p>225</text:p>
          </table:table-cell>
          <table:table-cell table:style-name="ce148" office:value-type="float" office:value="160" calcext:value-type="float">
            <text:p>16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44" office:value-type="float" office:value="892" calcext:value-type="float">
            <text:p>892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table:formula="of:=+[.P101]" office:value-type="string" office:string-value="-" calcext:value-type="string">
            <text:p>-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3" office:value-type="float" office:value="893" calcext:value-type="float">
            <text:p>893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0" calcext:value-type="float">
            <text:p>350</text:p>
          </table:table-cell>
          <table:table-cell table:style-name="ce130" table:formula="of:=+[.P102]" office:value-type="string" office:string-value="-" calcext:value-type="string">
            <text:p>-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60" calcext:value-type="float">
            <text:p>6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4" office:value-type="float" office:value="894" calcext:value-type="float">
            <text:p>894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0" calcext:value-type="float">
            <text:p>350</text:p>
          </table:table-cell>
          <table:table-cell table:style-name="ce130" table:formula="of:=+[.P103]" office:value-type="string" office:string-value="-" calcext:value-type="string">
            <text:p>-</text:p>
          </table:table-cell>
          <table:table-cell table:number-columns-repeated="2" table:style-name="ce148" office:value-type="float" office:value="100" calcext:value-type="float">
            <text:p>10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43" office:value-type="float" office:value="895" calcext:value-type="float">
            <text:p>895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0" calcext:value-type="float">
            <text:p>350</text:p>
          </table:table-cell>
          <table:table-cell table:style-name="ce130" table:formula="of:=+[.P104]" office:value-type="string" office:string-value="-" calcext:value-type="string">
            <text:p>-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140" calcext:value-type="float">
            <text:p>14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44" office:value-type="float" office:value="896" calcext:value-type="float">
            <text:p>896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450" calcext:value-type="float">
            <text:p>450</text:p>
          </table:table-cell>
          <table:table-cell table:style-name="ce130" table:formula="of:=+[.P105]" office:value-type="string" office:string-value="-" calcext:value-type="string">
            <text:p>-</text:p>
          </table:table-cell>
          <table:table-cell table:number-columns-repeated="2" table:style-name="ce148" office:value-type="float" office:value="170" calcext:value-type="float">
            <text:p>17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3" office:value-type="float" office:value="897" calcext:value-type="float">
            <text:p>897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table:formula="of:=+[.P106]" office:value-type="string" office:string-value="-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180" calcext:value-type="float">
            <text:p>180</text:p>
          </table:table-cell>
          <table:table-cell table:style-name="ce136" office:value-type="float" office:value="6" calcext:value-type="float">
            <text:p>6</text:p>
          </table:table-cell>
          <table:table-cell table:style-name="ce14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44" office:value-type="float" office:value="898" calcext:value-type="float">
            <text:p>898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table:formula="of:=+[.P107]" office:value-type="string" office:string-value="-" calcext:value-type="string">
            <text:p>-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160" calcext:value-type="float">
            <text:p>16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43" office:value-type="float" office:value="899" calcext:value-type="float">
            <text:p>899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table:formula="of:=+[.P108]" office:value-type="string" office:string-value="-" calcext:value-type="string">
            <text:p>-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150" calcext:value-type="float">
            <text:p>15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44" office:value-type="float" office:value="900" calcext:value-type="float">
            <text:p>900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table:formula="of:=+[.P109]" office:value-type="string" office:string-value="-" calcext:value-type="string">
            <text:p>-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43" office:value-type="float" office:value="901" calcext:value-type="float">
            <text:p>901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table:formula="of:=+[.P110]" office:value-type="string" office:string-value="-" calcext:value-type="string">
            <text:p>-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9"/>
          <table:table-cell table:number-columns-repeated="1020"/>
        </table:table-row>
        <table:table-row table:style-name="ro1">
          <table:table-cell table:number-columns-repeated="3"/>
          <table:table-cell table:style-name="ce149" table:number-columns-repeated="17"/>
          <table:table-cell table:number-columns-repeated="100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e" table:style-name="ta1">
        <office:forms form:automatic-focus="false" form:apply-design-mode="false"/>
        <table:table-column table:style-name="co10" table:default-cell-style-name="ce96"/>
        <table:table-column table:style-name="co11" table:default-cell-style-name="Default"/>
        <table:table-column table:style-name="co8" table:number-columns-repeated="1022" table:default-cell-style-name="Default"/>
        <table:table-row table:style-name="ro4">
          <table:table-cell office:value-type="string" calcext:value-type="string">
            <text:p>GPS-Point</text:p>
          </table:table-cell>
          <table:table-cell office:value-type="string" calcext:value-type="string">
            <text:p>Nummer des </text:p>
            <text:p>GPS-Punktes</text:p>
          </table:table-cell>
          <table:table-cell table:number-columns-repeated="18"/>
          <table:table-cell table:style-name="ce100" table:number-columns-repeated="1004"/>
        </table:table-row>
        <table:table-row table:style-name="ro1">
          <table:table-cell office:value-type="string" calcext:value-type="string">
            <text:p>Veg-Type</text:p>
          </table:table-cell>
          <table:table-cell office:value-type="string" calcext:value-type="string">
            <text:p>Vegetationsty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rphDyn</text:p>
          </table:table-cell>
          <table:table-cell office:value-type="string" calcext:value-type="string">
            <text:p>Morphodynamischer Einfluss </text:p>
            <text:p>(1 = Sehr stark bis  5 = kei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ge-Pin</text:p>
          </table:table-cell>
          <table:table-cell office:value-type="string" calcext:value-type="string">
            <text:p>Alter (Jahre) der </text:p>
            <text:p>Ältesten Kief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1</text:p>
          </table:table-cell>
          <table:table-cell office:value-type="string" calcext:value-type="string">
            <text:p>Anteil (%) von </text:p>
            <text:p>Ton-Feinsand im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2</text:p>
          </table:table-cell>
          <table:table-cell office:value-type="string" calcext:value-type="string">
            <text:p>Anteil (%) von </text:p>
            <text:p>Sand im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3</text:p>
          </table:table-cell>
          <table:table-cell office:value-type="string" calcext:value-type="string">
            <text:p>Anteil (%) von </text:p>
            <text:p>Kies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4</text:p>
          </table:table-cell>
          <table:table-cell office:value-type="string" calcext:value-type="string">
            <text:p>Anteil (%) von </text:p>
            <text:p>Steinen im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1</text:p>
          </table:table-cell>
          <table:table-cell office:value-type="string" calcext:value-type="string">
            <text:p>Bedeckungsgrad (%) von </text:p>
            <text:p>Moo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2</text:p>
          </table:table-cell>
          <table:table-cell office:value-type="string" calcext:value-type="string">
            <text:p>Bedeckungsgrad (%) von </text:p>
            <text:p>Krautiger 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3</text:p>
          </table:table-cell>
          <table:table-cell office:value-type="string" calcext:value-type="string">
            <text:p>Bedeckungsgrad (%) von </text:p>
            <text:p>Strauch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4</text:p>
          </table:table-cell>
          <table:table-cell office:value-type="string" calcext:value-type="string">
            <text:p>Bedeckungsgrad (%) von </text:p>
            <text:p>Bäume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1</text:p>
          </table:table-cell>
          <table:table-cell office:value-type="string" calcext:value-type="string">
            <text:p>Durchschnittshöhe (cm) von </text:p>
            <text:p>Moo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2</text:p>
          </table:table-cell>
          <table:table-cell office:value-type="string" calcext:value-type="string">
            <text:p>Durchschnittshöhe (cm) von </text:p>
            <text:p>Krautiger 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3</text:p>
          </table:table-cell>
          <table:table-cell office:value-type="string" calcext:value-type="string">
            <text:p>Durchschnittshöhe (cm) von </text:p>
            <text:p>Strauch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4</text:p>
          </table:table-cell>
          <table:table-cell office:value-type="string" calcext:value-type="string">
            <text:p>Durchschnittshöhe (cm) von </text:p>
            <text:p>Bäume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live</text:p>
          </table:table-cell>
          <table:table-cell office:value-type="string" calcext:value-type="string">
            <text:p>Länge (cm) des längsten </text:p>
            <text:p>Lebenden Trieb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dead</text:p>
          </table:table-cell>
          <table:table-cell office:value-type="string" calcext:value-type="string">
            <text:p>Länge (cm) des längsten </text:p>
            <text:p>Toten Trieb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Vit</text:p>
          </table:table-cell>
          <table:table-cell office:value-type="string" calcext:value-type="string">
            <text:p>Vitalzustand (1-6) der Pflanze</text:p>
            <text:p>(1 = Keimling bis 6 = t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Shoots</text:p>
          </table:table-cell>
          <table:table-cell office:value-type="string" calcext:value-type="string">
            <text:p>Anzahl der </text:p>
            <text:p>Toten Trieb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T2.A1:T2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3.A2:T3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4.A2:T4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5.A2:T5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09:32:44.9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47:18.850674987</meta:creation-date>
    <meta:generator>LibreOffice/6.2.5.2$Windows_X86_64 LibreOffice_project/1ec314fa52f458adc18c4f025c545a4e8b22c159</meta:generator>
    <dc:date>2019-08-16T09:37:23.869000000</dc:date>
    <meta:editing-duration>PT2H3M40S</meta:editing-duration>
    <meta:editing-cycles>27</meta:editing-cycles>
    <meta:document-statistic meta:table-count="5" meta:cell-count="5640" meta:object-count="0"/>
  </office:meta>
</office:document-meta>
</file>